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bottom="0in" fo:line-height="100%" fo:background-color="#FFFFFF"/>
    </style:style>
    <style:style style:name="T2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fo:font-size="10.5pt" style:font-size-asian="10.5pt" style:font-size-complex="10.5pt" style:language-asian="de" style:country-asian="DE"/>
    </style:style>
    <style:style style:name="T3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fo:font-size="10.5pt" style:font-size-asian="10.5pt" style:font-size-complex="10.5pt" fo:language="ru" fo:country="RU" style:language-asian="de" style:country-asian="DE"/>
    </style:style>
    <style:style style:name="T4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fo:font-size="10.5pt" style:font-size-asian="10.5pt" style:font-size-complex="10.5pt" style:language-asian="de" style:country-asian="DE"/>
    </style:style>
    <style:style style:name="T5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fo:font-size="10.5pt" style:font-size-asian="10.5pt" style:font-size-complex="10.5pt" fo:language="ru" fo:country="RU" style:language-asian="de" style:country-asian="DE"/>
    </style:style>
    <style:style style:name="T6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7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8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9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10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P11" style:parent-style-name="Standard" style:list-style-name="LFO1" style:family="paragraph">
      <style:paragraph-properties fo:margin-top="0.0694in" fo:margin-bottom="0.0694in" fo:line-height="100%" fo:background-color="#FFFFFF"/>
    </style:style>
    <style:style style:name="T12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3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14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5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16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7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18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P19" style:parent-style-name="Standard" style:list-style-name="LFO1" style:family="paragraph">
      <style:paragraph-properties fo:margin-top="0.0694in" fo:margin-bottom="0.0694in" fo:line-height="100%" fo:background-color="#FFFFFF"/>
    </style:style>
    <style:style style:name="T20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21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22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23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P24" style:parent-style-name="Standard" style:family="paragraph">
      <style:paragraph-properties fo:margin-bottom="0in" fo:line-height="100%" fo:background-color="#FFFFFF"/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P25" style:parent-style-name="Standard" style:list-style-name="LFO2" style:family="paragraph">
      <style:paragraph-properties fo:margin-top="0.0694in" fo:margin-bottom="0.0694in" fo:line-height="100%" fo:background-color="#FFFFFF"/>
    </style:style>
    <style:style style:name="T26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27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28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29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30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31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32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33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34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35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36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37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38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39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40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P41" style:parent-style-name="Standard" style:family="paragraph">
      <style:paragraph-properties fo:margin-top="0.0694in" fo:margin-bottom="0.0694in" fo:line-height="100%" fo:background-color="#FFFFFF"/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P42" style:parent-style-name="Standard" style:family="paragraph">
      <style:paragraph-properties fo:margin-top="0.0694in" fo:margin-bottom="0.0694in" fo:line-height="100%" fo:background-color="#FFFFFF"/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P43" style:parent-style-name="Standard" style:family="paragraph">
      <style:paragraph-properties fo:margin-top="0.0694in" fo:margin-bottom="0.0694in" fo:line-height="100%" fo:background-color="#FFFFFF"/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P44" style:parent-style-name="Standard" style:family="paragraph">
      <style:paragraph-properties fo:margin-top="0.0694in" fo:margin-bottom="0.0694in" fo:line-height="100%" fo:background-color="#FFFFFF"/>
    </style:style>
    <style:style style:name="T45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46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47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48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49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50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51" style:parent-style-name="Absatz-Standardschriftart" style:family="text">
      <style:text-properties style:font-name="Arial" style:font-name-asian="Times New Roman" style:font-name-complex="Arial" fo:color="#47BD37" fo:font-size="10.5pt" style:font-size-asian="10.5pt" style:font-size-complex="10.5pt" style:language-asian="de" style:country-asian="DE"/>
    </style:style>
    <style:style style:name="T52" style:parent-style-name="Absatz-Standardschriftart" style:family="text">
      <style:text-properties style:font-name="Arial" style:font-name-asian="Times New Roman" style:font-name-complex="Arial" fo:color="#47BD37" fo:font-size="10.5pt" style:font-size-asian="10.5pt" style:font-size-complex="10.5pt" fo:language="ru" fo:country="RU" style:language-asian="de" style:country-asian="DE"/>
    </style:style>
    <style:style style:name="T53" style:parent-style-name="Absatz-Standardschriftart" style:family="text">
      <style:text-properties style:font-name="Arial" style:font-name-asian="Times New Roman" style:font-name-complex="Arial" fo:font-size="10.5pt" style:font-size-asian="10.5pt" style:font-size-complex="10.5pt" fo:language="ru" fo:country="RU" style:language-asian="de" style:country-asian="DE"/>
    </style:style>
    <style:style style:name="T54" style:parent-style-name="Absatz-Standardschriftart" style:family="text">
      <style:text-properties style:font-name="Arial" style:font-name-asian="Times New Roman" style:font-name-complex="Arial" fo:font-size="10.5pt" style:font-size-asian="10.5pt" style:font-size-complex="10.5pt" fo:language="en" fo:country="US" style:language-asian="de" style:country-asian="DE"/>
    </style:style>
    <style:style style:name="T55" style:parent-style-name="Absatz-Standardschriftart" style:family="text">
      <style:text-properties style:font-name="Arial" style:font-name-asian="Times New Roman" style:font-name-complex="Arial" fo:font-size="10.5pt" style:font-size-asian="10.5pt" style:font-size-complex="10.5pt" fo:language="ru" fo:country="RU" style:language-asian="de" style:country-asian="DE"/>
    </style:style>
    <style:style style:name="T56" style:parent-style-name="Absatz-Standardschriftart" style:family="text">
      <style:text-properties style:font-name="Arial" style:font-name-asian="Times New Roman" style:font-name-complex="Arial" fo:font-size="10.5pt" style:font-size-asian="10.5pt" style:font-size-complex="10.5pt" fo:language="ru" fo:country="RU" style:language-asian="de" style:country-asian="DE"/>
    </style:style>
    <style:style style:name="T57" style:parent-style-name="Absatz-Standardschriftart" style:family="text">
      <style:text-properties style:font-name="Arial" style:font-name-asian="Times New Roman" style:font-name-complex="Arial" fo:font-size="10.5pt" style:font-size-asian="10.5pt" style:font-size-complex="10.5pt" fo:language="en" fo:country="US" style:language-asian="de" style:country-asian="DE"/>
    </style:style>
    <style:style style:name="T58" style:parent-style-name="Absatz-Standardschriftart" style:family="text">
      <style:text-properties style:font-name="Arial" style:font-name-asian="Times New Roman" style:font-name-complex="Arial" fo:font-size="10.5pt" style:font-size-asian="10.5pt" style:font-size-complex="10.5pt" fo:language="ru" fo:country="RU" style:language-asian="de" style:country-asian="DE"/>
    </style:style>
    <style:style style:name="T59" style:parent-style-name="Absatz-Standardschriftart" style:family="text">
      <style:text-properties style:font-name="Arial" style:font-name-asian="Times New Roman" style:font-name-complex="Arial" fo:font-size="10.5pt" style:font-size-asian="10.5pt" style:font-size-complex="10.5pt" fo:language="en" fo:country="US" style:language-asian="de" style:country-asian="DE"/>
    </style:style>
    <style:style style:name="T60" style:parent-style-name="Absatz-Standardschriftart" style:family="text">
      <style:text-properties style:font-name="Arial" style:font-name-asian="Times New Roman" style:font-name-complex="Arial" fo:font-size="10.5pt" style:font-size-asian="10.5pt" style:font-size-complex="10.5pt" fo:language="ru" fo:country="RU" style:language-asian="de" style:country-asian="DE"/>
    </style:style>
    <style:style style:name="T61" style:parent-style-name="Absatz-Standardschriftart" style:family="text">
      <style:text-properties style:font-name="Arial" style:font-name-asian="Times New Roman" style:font-name-complex="Arial" fo:font-size="10.5pt" style:font-size-asian="10.5pt" style:font-size-complex="10.5pt" fo:language="ru" fo:country="RU" style:language-asian="de" style:country-asian="DE"/>
    </style:style>
    <style:style style:name="T62" style:parent-style-name="Absatz-Standardschriftart" style:family="text">
      <style:text-properties style:font-name="Arial" style:font-name-asian="Times New Roman" style:font-name-complex="Arial" fo:font-size="10.5pt" style:font-size-asian="10.5pt" style:font-size-complex="10.5pt" fo:language="en" fo:country="US" style:language-asian="de" style:country-asian="DE"/>
    </style:style>
    <style:style style:name="T63" style:parent-style-name="Absatz-Standardschriftart" style:family="text">
      <style:text-properties style:font-name="Arial" style:font-name-asian="Times New Roman" style:font-name-complex="Arial" fo:font-size="10.5pt" style:font-size-asian="10.5pt" style:font-size-complex="10.5pt" fo:language="ru" fo:country="RU" style:language-asian="de" style:country-asian="DE"/>
    </style:style>
    <style:style style:name="T64" style:parent-style-name="Absatz-Standardschriftart" style:family="text">
      <style:text-properties style:font-name="Arial" style:font-name-asian="Times New Roman" style:font-name-complex="Arial" fo:font-size="10.5pt" style:font-size-asian="10.5pt" style:font-size-complex="10.5pt" fo:language="en" fo:country="US" style:language-asian="de" style:country-asian="DE"/>
    </style:style>
    <style:style style:name="T65" style:parent-style-name="Absatz-Standardschriftart" style:family="text">
      <style:text-properties style:font-name="Arial" style:font-name-asian="Times New Roman" style:font-name-complex="Arial" fo:font-size="10.5pt" style:font-size-asian="10.5pt" style:font-size-complex="10.5pt" fo:language="ru" fo:country="RU" style:language-asian="de" style:country-asian="DE"/>
    </style:style>
    <style:style style:name="T66" style:parent-style-name="Absatz-Standardschriftart" style:family="text">
      <style:text-properties style:font-name="Arial" style:font-name-asian="Times New Roman" style:font-name-complex="Arial" fo:font-size="10.5pt" style:font-size-asian="10.5pt" style:font-size-complex="10.5pt" fo:language="ru" fo:country="RU" style:language-asian="de" style:country-asian="DE"/>
    </style:style>
    <style:style style:name="T67" style:parent-style-name="Absatz-Standardschriftart" style:family="text">
      <style:text-properties style:font-name="Arial" style:font-name-asian="Times New Roman" style:font-name-complex="Arial" fo:font-size="10.5pt" style:font-size-asian="10.5pt" style:font-size-complex="10.5pt" fo:language="en" fo:country="US" style:language-asian="de" style:country-asian="DE"/>
    </style:style>
    <style:style style:name="T68" style:parent-style-name="Absatz-Standardschriftart" style:family="text">
      <style:text-properties style:font-name="Arial" style:font-name-asian="Times New Roman" style:font-name-complex="Arial" fo:font-size="10.5pt" style:font-size-asian="10.5pt" style:font-size-complex="10.5pt" fo:language="ru" fo:country="RU" style:language-asian="de" style:country-asian="DE"/>
    </style:style>
    <style:style style:name="T69" style:parent-style-name="Absatz-Standardschriftart" style:family="text">
      <style:text-properties style:font-name="Arial" style:font-name-asian="Times New Roman" style:font-name-complex="Arial" fo:font-size="10.5pt" style:font-size-asian="10.5pt" style:font-size-complex="10.5pt" fo:language="en" fo:country="US" style:language-asian="de" style:country-asian="DE"/>
    </style:style>
    <style:style style:name="T70" style:parent-style-name="Absatz-Standardschriftart" style:family="text">
      <style:text-properties style:font-name="Arial" style:font-name-asian="Times New Roman" style:font-name-complex="Arial" fo:font-size="10.5pt" style:font-size-asian="10.5pt" style:font-size-complex="10.5pt" fo:language="ru" fo:country="RU" style:language-asian="de" style:country-asian="DE"/>
    </style:style>
    <style:style style:name="T71" style:parent-style-name="Absatz-Standardschriftart" style:family="text">
      <style:text-properties style:font-name="Arial" style:font-name-asian="Times New Roman" style:font-name-complex="Arial" fo:font-size="10.5pt" style:font-size-asian="10.5pt" style:font-size-complex="10.5pt" fo:language="ru" fo:country="RU" style:language-asian="de" style:country-asian="DE"/>
    </style:style>
    <style:style style:name="T72" style:parent-style-name="Absatz-Standardschriftart" style:family="text">
      <style:text-properties style:font-name="Arial" style:font-name-asian="Times New Roman" style:font-name-complex="Arial" fo:font-size="10.5pt" style:font-size-asian="10.5pt" style:font-size-complex="10.5pt" fo:language="ru" fo:country="RU" style:language-asian="de" style:country-asian="DE"/>
    </style:style>
    <style:style style:name="P73" style:parent-style-name="Standard" style:family="paragraph">
      <style:paragraph-properties fo:margin-top="0.0694in" fo:margin-bottom="0.0694in" fo:line-height="100%" fo:background-color="#FFFFFF"/>
    </style:style>
    <style:style style:name="T74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75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76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77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DE"/>
    </style:style>
    <style:style style:name="T78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79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DE"/>
    </style:style>
    <style:style style:name="T80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81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82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83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84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85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86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87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88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89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90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91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92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93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94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95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96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97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98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DE"/>
    </style:style>
    <style:style style:name="T99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00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01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DE"/>
    </style:style>
    <style:style style:name="T102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03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04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DE"/>
    </style:style>
    <style:style style:name="T105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06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DE"/>
    </style:style>
    <style:style style:name="T107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08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09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DE"/>
    </style:style>
    <style:style style:name="T110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11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DE"/>
    </style:style>
    <style:style style:name="T112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P113" style:parent-style-name="Standard" style:family="paragraph">
      <style:paragraph-properties fo:margin-top="0.0694in" fo:margin-bottom="0.0694in" fo:line-height="100%" fo:background-color="#FFFFFF"/>
    </style:style>
    <style:style style:name="T114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15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16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17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DE"/>
    </style:style>
    <style:style style:name="T118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19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DE"/>
    </style:style>
    <style:style style:name="T120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21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DE"/>
    </style:style>
    <style:style style:name="T122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23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24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DE"/>
    </style:style>
    <style:style style:name="T125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26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DE"/>
    </style:style>
    <style:style style:name="T127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28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P129" style:parent-style-name="Standard" style:family="paragraph">
      <style:paragraph-properties fo:margin-top="0.0694in" fo:margin-bottom="0.0694in" fo:line-height="100%" fo:background-color="#FFFFFF"/>
    </style:style>
    <style:style style:name="T130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31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DE"/>
    </style:style>
    <style:style style:name="T132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33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DE"/>
    </style:style>
    <style:style style:name="T134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35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P136" style:parent-style-name="Standard" style:family="paragraph">
      <style:paragraph-properties fo:margin-top="0.0694in" fo:margin-bottom="0.0694in" fo:line-height="100%" fo:background-color="#FFFFFF"/>
    </style:style>
    <style:style style:name="T137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DE"/>
    </style:style>
    <style:style style:name="T138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39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DE"/>
    </style:style>
    <style:style style:name="T140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41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DE"/>
    </style:style>
    <style:style style:name="T142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43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DE"/>
    </style:style>
    <style:style style:name="T144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P145" style:parent-style-name="Standard" style:family="paragraph">
      <style:paragraph-properties fo:margin-top="0.0694in" fo:margin-bottom="0.0694in" fo:line-height="100%" fo:background-color="#FFFFFF"/>
    </style:style>
    <style:style style:name="T146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DE"/>
    </style:style>
    <style:style style:name="T147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48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DE"/>
    </style:style>
    <style:style style:name="T149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T150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DE"/>
    </style:style>
    <style:style style:name="T151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ru" fo:country="RU" style:language-asian="de" style:country-asian="DE"/>
    </style:style>
    <style:style style:name="P152" style:parent-style-name="Standard" style:family="paragraph">
      <style:text-properties fo:language="ru" fo:country="RU"/>
    </style:style>
  </office:automatic-styles>
  <office:body>
    <office:text text:use-soft-page-breaks="true">
      <text:p text:style-name="P1"><text:span text:style-name="T2">First</text:span><text:span text:style-name="T3"><text:s/></text:span><text:span text:style-name="T4">level</text:span><text:span text:style-name="T5">:</text:span><text:span text:style-name="T6"><text:s/>1. Как скопировать на свой компьютер репозиторий из<text:s/></text:span><text:span text:style-name="T7">github</text:span><text:span text:style-name="T8">.</text:span><text:span text:style-name="T9">com</text:span><text:span text:style-name="T10">, что должно быть сделанно предварительно?</text:span></text:p>
      <text:list text:style-name="LFO1" text:continue-numbering="true">
        <text:list-item>
          <text:p text:style-name="P11"><text:span text:style-name="T12">Как создать<text:s/></text:span><text:span text:style-name="T13">git</text:span><text:span text:style-name="T14"><text:s/>репозиторий из локального каталога на своем комьютере. Как его отправить на<text:s/></text:span><text:span text:style-name="T15">github</text:span><text:span text:style-name="T16">.</text:span><text:span text:style-name="T17">com</text:span><text:span text:style-name="T18">?</text:span></text:p>
        </text:list-item>
        <text:list-item>
          <text:p text:style-name="P19"><text:span text:style-name="T20">Как получить на локальный компьютер изменения с<text:s/></text:span><text:span text:style-name="T21">github</text:span><text:span text:style-name="T22">.</text:span><text:span text:style-name="T23">com</text:span></text:p>
        </text:list-item>
      </text:list>
      <text:p text:style-name="P24">Дополнительно<text:s/></text:p>
      <text:list text:style-name="LFO2" text:continue-numbering="true">
        <text:list-item>
          <text:p text:style-name="P25"><text:span text:style-name="T26">Какую информацию нам дают команда :<text:s/></text:span><text:span text:style-name="T27">git</text:span><text:span text:style-name="T28"><text:s/></text:span><text:span text:style-name="T29">status</text:span><text:span text:style-name="T30"><text:s/></text:span><text:span text:style-name="T31">git</text:span><text:span text:style-name="T32"><text:s/></text:span><text:span text:style-name="T33">log</text:span><text:span text:style-name="T34"><text:s/></text:span><text:span text:style-name="T35">git</text:span><text:span text:style-name="T36"><text:s/></text:span><text:span text:style-name="T37">remote</text:span><text:span text:style-name="T38"><text:s/>-</text:span><text:span text:style-name="T39">v</text:span><text:span text:style-name="T40"><text:s/></text:span></text:p>
        </text:list-item>
      </text:list>
      <text:p text:style-name="P41"/>
      <text:p text:style-name="P42"/>
      <text:p text:style-name="P43"/>
      <text:p text:style-name="P44"><text:span text:style-name="T45">1.</text:span><text:span text:style-name="T46">Прежде всего необходимо войти в свой аккаунт на<text:s/></text:span><text:span text:style-name="T47">github</text:span><text:span text:style-name="T48">.</text:span><text:span text:style-name="T49">com</text:span><text:span text:style-name="T50">, создать или выбрать репозиторий который необходимо скопировать, при входе в репозиторий нужно нажать на зеленую кнопку<text:s/></text:span><text:span text:style-name="T51">CODE</text:span><text:span text:style-name="T52">,<text:s/></text:span><text:span text:style-name="T53">где лучше выбрать тип клонирования<text:s/></text:span><text:span text:style-name="T54">SSH</text:span><text:span text:style-name="T55"><text:s/>(</text:span><text:span text:style-name="T56">так как он является самым безапасным). После этого переходим в<text:s/></text:span><text:span text:style-name="T57">Git</text:span><text:span text:style-name="T58"><text:s/></text:span><text:span text:style-name="T59">Bash</text:span><text:span text:style-name="T60"><text:s/></text:span><text:span text:style-name="T61">и в нужной директории клонируем файл командой<text:s/></text:span><text:span text:style-name="T62">git</text:span><text:span text:style-name="T63"><text:s/></text:span><text:span text:style-name="T64">clone</text:span><text:span text:style-name="T65"><text:s/></text:span><text:span text:style-name="T66">(и вставить ссылку скопированную в<text:s/></text:span><text:span text:style-name="T67">github</text:span><text:span text:style-name="T68">.</text:span><text:span text:style-name="T69">com</text:span><text:span text:style-name="T70">)</text:span><text:span text:style-name="T71"><text:s/></text:span><text:span text:style-name="T72">после этого вызываем команду и файл копируется. С этого момента можно работать локально на компьютере</text:span></text:p>
      <text:p text:style-name="P73"><text:span text:style-name="T74">2.</text:span><text:span text:style-name="T75"><text:s/></text:span><text:span text:style-name="T76">Прежде всего нужно создать какой-то файл в локальном репозитории (который находится под контролем Гит), который еще не будет под контролем Гит локально, после этого можно выполнить команду<text:s/></text:span><text:span text:style-name="T77">git</text:span><text:span text:style-name="T78"><text:s/></text:span><text:span text:style-name="T79">status</text:span><text:span text:style-name="T80">, кторая подскажет какую команду нужно выполнить, а именно выплнить команду<text:s/></text:span><text:span text:style-name="T81">git</text:span><text:span text:style-name="T82"><text:s/></text:span><text:span text:style-name="T83">add</text:span><text:span text:style-name="T84"><text:s/>+ название файла</text:span><text:span text:style-name="T85">. чтобы добавить файл в индекс Гита. После этого выполнить команду<text:s/></text:span><text:span text:style-name="T86">git</text:span><text:span text:style-name="T87"><text:s/></text:span><text:span text:style-name="T88">commit</text:span><text:span text:style-name="T89"><text:s/>-</text:span><text:span text:style-name="T90">m</text:span><text:span text:style-name="T91"><text:s/>„</text:span><text:span text:style-name="T92">Add</text:span><text:span text:style-name="T93"><text:s/></text:span><text:span text:style-name="T94">a</text:span><text:span text:style-name="T95"><text:s/></text:span><text:span text:style-name="T96">new</text:span><text:span text:style-name="T97"><text:s/></text:span><text:span text:style-name="T98">file</text:span><text:span text:style-name="T99">“</text:span><text:span text:style-name="T100">, чтобы сохранить файл, с ключом -</text:span><text:span text:style-name="T101">m</text:span><text:span text:style-name="T102"><text:s/>чтобы дополнительно добавить комментарий</text:span><text:span text:style-name="T103">. Следующая команда<text:s/></text:span><text:span text:style-name="T104">git</text:span><text:span text:style-name="T105"><text:s/></text:span><text:span text:style-name="T106">push</text:span><text:span text:style-name="T107">, после которой можно обновить<text:s/></text:span><text:span text:style-name="T108">страницу на<text:s/></text:span><text:span text:style-name="T109">git</text:span><text:span text:style-name="T110"><text:s/></text:span><text:span text:style-name="T111">hub</text:span><text:span text:style-name="T112"><text:s/>и появиться добавленный нами файл.</text:span></text:p>
      <text:p text:style-name="P113"><text:span text:style-name="T114">3.</text:span><text:span text:style-name="T115"><text:s/></text:span><text:span text:style-name="T116">на<text:s/></text:span><text:span text:style-name="T117">git</text:span><text:span text:style-name="T118"><text:s/></text:span><text:span text:style-name="T119">hub</text:span><text:span text:style-name="T120"><text:s/>выбрать файл, который нужно изменить, внести изменения через редактор (карандашик в правом верхнем углу), сохранить изменения и сделать коммит, вернуться на локальный компьютер и проверить файл через команду<text:s/></text:span><text:span text:style-name="T121">cat</text:span><text:span text:style-name="T122"><text:s/>+<text:s/></text:span><text:span text:style-name="T123">название файла, через команду<text:s/></text:span><text:span text:style-name="T124">git</text:span><text:span text:style-name="T125"><text:s/></text:span><text:span text:style-name="T126">pull</text:span><text:span text:style-name="T127"><text:s/></text:span><text:span text:style-name="T128">сохранить изменения.</text:span></text:p>
      <text:p text:style-name="P129"><text:span text:style-name="T130">4.</text:span><text:span text:style-name="T131">git</text:span><text:span text:style-name="T132">.</text:span><text:span text:style-name="T133">status</text:span><text:span text:style-name="T134"><text:s/></text:span><text:span text:style-name="T135">дает информацию об изменениях в рабочем каталоге</text:span></text:p>
      <text:p text:style-name="P136"><text:span text:style-name="T137">git</text:span><text:span text:style-name="T138"><text:s/></text:span><text:span text:style-name="T139">log</text:span><text:span text:style-name="T140"><text:s/>дает информацию о коммите (Автор, дата коммита,<text:s/></text:span><text:span text:style-name="T141">initial</text:span><text:span text:style-name="T142"><text:s/></text:span><text:span text:style-name="T143">Commit</text:span><text:span text:style-name="T144">)</text:span></text:p>
      <text:p text:style-name="P145"><text:span text:style-name="T146">git</text:span><text:span text:style-name="T147"><text:s/></text:span><text:span text:style-name="T148">remove</text:span><text:span text:style-name="T149"><text:s/>-</text:span><text:span text:style-name="T150">v</text:span><text:span text:style-name="T151"><text:s/>показывает клонирование коммита на гитбаш</text:span></text:p>
      <text:p text:style-name="P1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Kommentartext" style:display-name="Kommentar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KommentartextZchn" style:display-name="Kommentartext Zchn" style:family="text" style:parent-style-name="Absatz-Standardschriftart">
      <style:text-properties fo:font-size="10pt" style:font-size-asian="10pt" style:font-size-complex="10pt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vetlana Kraus</meta:initial-creator>
    <dc:creator>Svetlana Kraus</dc:creator>
    <meta:creation-date>2023-01-15T20:40:00Z</meta:creation-date>
    <dc:date>2023-01-21T11:13:00Z</dc:date>
    <meta:template xlink:href="Normal" xlink:type="simple"/>
    <meta:editing-cycles>1</meta:editing-cycles>
    <meta:editing-duration>PT0S</meta:editing-duration>
    <meta:document-statistic meta:page-count="1" meta:paragraph-count="3" meta:word-count="265" meta:character-count="1938" meta:row-count="13" meta:non-whitespace-character-count="1676"/>
  </office:meta>
</office:document-meta>
</file>